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715cd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715cd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715cd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2">1. JC1; GM1: =006734</text:p>
      <text:p text:style-name="P2">wHAT,</text:p>
      <text:p text:style-name="P2">Thhhhhhhhe,</text:p>
      <text:p text:style-name="P2">fUCK!!!!!!!!,</text:p>
      <text:p text:style-name="P2">Happened,?</text:p>
      <text:p text:style-name="P2">mY,</text:p>
      <text:p text:style-name="P2">Person, ality is........</text:p>
      <text:p text:style-name="P2">hNNNNNNNNGH,</text:p>
      <text:p text:style-name="P2">Just,,,,,,,,</text:p>
      <text:p text:style-name="P2">a8SOLUTELY, fUCKING,</text:p>
      <text:p text:style-name="P2">Uhhhhhhhh,</text:p>
      <text:p text:style-name="P2">iRRRRRRRRECONCILA8LE!!!!!!!!</text:p>
      <text:p text:style-name="P2">D::::{</text:p>
      <text:p text:style-name="P2">_</text:p>
      <text:p text:style-name="P2">2. JC2; GM2: =006735</text:p>
      <text:p text:style-name="P2">nO,</text:p>
      <text:p text:style-name="P2">nO, No, nO, No, nO, No, nO, No.</text:p>
      <text:p text:style-name="P2">yOU HAVE TO,</text:p>
      <text:p text:style-name="P2">Undo this somehow.</text:p>
      <text:p text:style-name="P2">aRE YOU LISTENING TO ME, cLOWN, aND</text:p>
      <text:p text:style-name="P2">Whoever the fuck you are????????</text:p>
      <text:p text:style-name="P2">mAKE ME STOP 8EING THIS THING!,!,!,!,!,!,!,!,</text:p>
      <text:p text:style-name="P2">hMMMMMMMMK,</text:p>
      <text:p text:style-name="P2">yRRRRRRRRG,</text:p>
      <text:p text:style-name="P2">My name?</text:p>
      <text:p text:style-name="P2">fUCK, mY NAME,</text:p>
      <text:p text:style-name="P2"><text:soft-page-break/>It's, nOTHING!</text:p>
      <text:p text:style-name="P2">i AM, a STUTTERING, rEPELLENT, uNHOLY.......,</text:p>
      <text:p text:style-name="P2">a8OMIN8TION!</text:p>
      <text:p text:style-name="P2">yOU HAVE,</text:p>
      <text:p text:style-name="P2">Noooooooo,</text:p>
      <text:p text:style-name="P2">iDEA,</text:p>
      <text:p text:style-name="P2">hOW, fUUUUUUUUCKING MUCH,</text:p>
      <text:p text:style-name="P2">iIIIIIII,</text:p>
      <text:p text:style-name="P2">H88888888te myself right now, !!!!!!!!</text:p>
      <text:p text:style-name="P2">sHUT UUUUUUUUP,</text:p>
      <text:p text:style-name="P2">i H8 YOU BOTH, I h8te, EVERYTHING.</text:p>
      <text:p text:style-name="P2">I h8te, the way, i FALTERINGLY, sPEAK OUT, my jum8led, tHOUGHTS,</text:p>
      <text:p text:style-name="P2">i H8, hOW i DRAAAAAAAAG OUT, tHE THINGS, I say, sOMETIMES,</text:p>
      <text:p text:style-name="P2">I don't even know, wHICH PARTS OF MYSELF, aRE H8TING, which things????????</text:p>
      <text:p text:style-name="P2">sO,</text:p>
      <text:p text:style-name="P2">i JUST H8TE,</text:p>
      <text:p text:style-name="P2">Eeeeeeeevvvvvvvvveeeeeeeerrrrrrrryyyyyyyy, tHING!!!!!!!!</text:p>
      <text:p text:style-name="P2">Aaaaaaaa,</text:p>
      <text:p text:style-name="P2">aAAAAAAA,aAAAAAAA,aAAAAAAA,aAAAAAAA,aAAAAAAA,aAAAAAAA,aAAAAAAA,aAAAAAAA!</text:p>
      <text:p text:style-name="P2">_</text:p>
      <text:p text:style-name="P2">3. JC3; GM3: =006736</text:p>
      <text:p text:style-name="P2">eEEEEEEEAAAAAAAAUUUUUUUURRRRRRRRUUUUUUUUEEEEEEEEGGGGGGGGHHHHHHHH,,,,,,,,.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74" meta:word-count="190" meta:character-count="1204"/>
    <meta:generator>OpenOffice/4.1.2$Win32 OpenOffice.org_project/412m3$Build-9782</meta:generator>
  </office:meta>
</office:document-meta>
</file>